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84cm" table:align="left"/>
    </style:style>
    <style:style style:name="Table3.A" style:family="table-column">
      <style:table-column-properties style:column-width="4.246cm"/>
    </style:style>
    <style:style style:name="Table3.D" style:family="table-column">
      <style:table-column-properties style:column-width="4.247cm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D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Table_20_Contents">
      <style:text-properties fo:font-style="normal" style:font-style-asian="normal" style:font-style-complex="normal"/>
    </style:style>
    <style:style style:name="P14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5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6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T1" style:family="text">
      <style:text-properties fo:font-style="normal" style:font-style-asian="normal" style:font-style-complex="normal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6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Crear un sistema de comunicación entre los componentes de la aplicación</text:p>
        </text:list-item>
        <text:list-item>
          <text:p text:style-name="P10">Convertir las acciones que realiza el usuario a XML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column table:style-name="Table3.D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A1" office:value-type="string">
            <text:h text:style-name="P11" text:outline-level="1">PRODUCTO</text:h>
          </table:table-cell>
          <table:table-cell table:style-name="Table3.D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Table_20_Contents">C<text:span text:style-name="T1">rear un sistema de comunicación entre los componentes de la aplicación</text:span></text:p>
          </table:table-cell>
          <table:table-cell table:style-name="Table3.A2" office:value-type="string">
            <text:p text:style-name="Table_20_Contents">Conjunto de clases de comunicación.</text:p>
          </table:table-cell>
          <table:table-cell table:style-name="Table3.D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Convertir las acciones que realiza el usuario a XML</text:p>
          </table:table-cell>
          <table:table-cell table:style-name="Table3.A2" office:value-type="string">
            <text:p text:style-name="P13">Documento donde se especifique como sera el formato del XML</text:p>
          </table:table-cell>
          <table:table-cell table:style-name="Table3.D2" office:value-type="string">
            <text:p text:style-name="Table_20_Contents"/>
          </table:table-cell>
        </table:table-row>
      </table:table>
      <text:p text:style-name="Standard"/>
      <text:p text:style-name="P14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4"/>
      <text:p text:style-name="P15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6">David Cuadrado</text:p>
          </table:table-cell>
          <table:table-cell table:style-name="Table1.B2" office:value-type="string">
            <text:p text:style-name="P16">06/02/2007</text:p>
          </table:table-cell>
          <table:table-cell table:style-name="Table1.B2" office:value-type="string">
            <text:p text:style-name="P16"/>
          </table:table-cell>
          <table:table-cell table:style-name="Table1.D2" office:value-type="string">
            <text:p text:style-name="P16"/>
          </table:table-cell>
        </table:table-row>
      </table:table>
      <text:p text:style-name="P14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6T16:18:50</meta:creation-date>
    <dc:creator>David Cuadrado</dc:creator>
    <dc:date>2007-02-21T16:06:31</dc:date>
    <dc:language>es-CO</dc:language>
    <meta:editing-cycles>20</meta:editing-cycles>
    <meta:editing-duration>PT59M29S</meta:editing-duration>
    <meta:template xlink:type="simple" xlink:actuate="onRequest" xlink:role="template" xlink:href="../../../../.ooo-2.0/user/template/ktoon_plan_de_iteracion.ott" xlink:title="ktoon_plan_de_iteracion" meta:date="2007-02-06T16:18:49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1" meta:word-count="107" meta:character-count="684"/>
  </office:meta>
</office:document-meta>
</file>